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FilesTests.andResourceFilesAddsResource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FilesTests.iteratorIteratesResource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FilesTests.streamStreamsResource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FilesTests.ofCreatesResource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FilesTests.equalsAnd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FilesTests.getWhenMissingFile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FilesTests.andAddsResource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FilesTests.noneReturns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FilesTests.getSingleWhenHasMultipleFiles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FilesTests.isEmptyWhenNotEmpty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FilesTests.getSingleWhenHasSingleFileReturn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FilesTests.getWhenHasFileReturn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FilesTests.getSingleWhenHasNoFiles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FilesTests.isEmptyWhenEmpty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